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2.54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3" draw:layer="layout" svg:width="23.254cm" svg:height="4.663cm" svg:x="1.511cm" svg:y="11.43cm" presentation:class="outline" presentation:user-transformed="true">
          <draw:text-box>
            <text:list text:style-name="L2">
              <text:list-header>
                <text:p text:style-name="P2"><text:span text:style-name="T2">reactive:</text:span></text:p>
                <text:p text:style-name="P2"><text:span text:style-name="T3">readily responsive to a stimulus</text:span></text:p>
                <text:p text:style-name="P2"><text:span text:style-name="T4">(Merriam-Webster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5">(Berry 1989)</text:span></text:p>
          </draw:text-box>
        </draw:frame>
        <draw:frame presentation:style-name="pr5" draw:text-style-name="P5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6">Sistemas transformacionais</text:span></text:p>
                <text:list>
                  <text:list-item>
                    <text:p xml:id="id2" text:id="id2"><text:span text:style-name="T7">“</text:span><text:span text:style-name="T7">compute results from a given set of inputs”</text:span></text:p>
                  </text:list-item>
                </text:list>
              </text:list-item>
              <text:list-item>
                <text:p><text:span text:style-name="T6">Sistemas interativos</text:span></text:p>
                <text:list>
                  <text:list-item>
                    <text:p><text:span text:style-name="T7">“</text:span><text:span text:style-name="T7">interact at their own speed with users or with other <text:s text:c="4"/>programs”</text:span></text:p>
                  </text:list-item>
                </text:list>
              </text:list-item>
              <text:list-item>
                <text:p><text:span text:style-name="T6">Sistemas reativos</text:span></text:p>
                <text:list>
                  <text:list-item>
                    <text:p><text:span text:style-name="T7">“</text:span><text:span text:style-name="T7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6"/></text:p>
              </text:list-item>
              <text:list-item>
                <text:p><text:span text:style-name="T8">gcc, quake, md5, shell, zip, http, relógi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ente</text:p>
          </draw:text-box>
        </draw:frame>
        <draw:frame presentation:style-name="pr5" draw:text-style-name="P5" draw:layer="layout" svg:width="23.254cm" svg:height="14.545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6">Contexto no qual a aplicação está inserida.</text:span></text:p>
                <text:p xml:id="id4" text:id="id4"><text:span text:style-name="T6"/></text:p>
              </text:list-item>
              <text:list-item>
                <text:p><text:span text:style-name="T6">Input / Sensores</text:span></text:p>
                <text:list>
                  <text:list-item>
                    <text:p><text:span text:style-name="T8">Teclado, Mouse, Botão, Sensores (luminosidade, temperatura, etc.), </text:span><text:span text:style-name="T9">Temporizador</text:span></text:p>
                  </text:list-item>
                </text:list>
                <text:p><text:span text:style-name="T10"/></text:p>
              </text:list-item>
              <text:list-item>
                <text:p><text:span text:style-name="T6">Output / Atuadores</text:span></text:p>
                <text:list>
                  <text:list-item>
                    <text:p><text:span text:style-name="T8">LED, Tela, Impressora, Motor</text:span></text:p>
                  </text:list-item>
                </text:list>
                <text:p><text:span text:style-name="T10"/></text:p>
              </text:list-item>
              <text:list-item>
                <text:p><text:span text:style-name="T6">Input/Output</text:span></text:p>
                <text:list>
                  <text:list-item>
                    <text:p><text:span text:style-name="T8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pecificaçã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6">Piscar dois LEDs com frequências diferentes</text:span></text:p>
              </text:list-item>
              <text:list-item>
                <text:p><text:span text:style-name="T6">Reiniciar ao apertar um botão</text:span></text:p>
              </text:list-item>
              <text:list-item>
                <text:p><text:span text:style-name="T6">Parar ao apertar o botão 2x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52</meta:editing-cycles>
    <meta:editing-duration>P26DT19H42M46S</meta:editing-duration>
    <meta:initial-creator>chico </meta:initial-creator>
    <dc:date>2014-07-29T18:06:15</dc:date>
    <meta:document-statistic meta:object-count="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